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Text_20_body">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firmie</text:p>
      <text:p text:style-name="P1"/>
      <text:p text:style-name="P1"/>
      <text:p text:style-name="P1"/>
      <text:p text:style-name="P1"/>
      <text:p text:style-name="P1"/>
      <text:p text:style-name="P1"/>
      <text:p text:style-name="P1"/>
      <text:p text:style-name="P1"/>
      <text:p text:style-name="P1"/>
      <text:p text:style-name="P1"/>
      <text:p text:style-name="P2"/>
      <text:p text:style-name="P2"><text:soft-page-break/>Spis treści</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Opis systemu</text:h>
      <text:p text:style-name="P2"/>
      <text:h text:style-name="Heading_20_2" text:outline-level="2">I. Cel projektu</text:h>
      <text:p text:style-name="Text_20_body"/>
      <text:p text:style-name="P6"><text:tab/>Celem projektu jest opracowanie systemu wspomagającego zarządzanie procesami w firmie. System ma za zadanie przechowywać informacje o wszystkich zleceniach, użytkownikach oraz statusach. </text:p>
      <text:h text:style-name="Heading_20_2" text:outline-level="2">II. Opis systemu</text:h>
      <text:p text:style-name="P3"><text:tab/>1. Opis</text:p>
      <text:p text:style-name="P3"/>
      <text:p text:style-name="P6"><text:tab/>System ten będzie przechowywał podstawowe informacje o zleceniach w danej firmie takie jak unikalny numer ID zlecenia. Dane osobowe zamawiającego oraz jego dane kontaktowe. Zamawiane przedmioty z wcześniej zdefiniowanego słownika oraz ich ilości. Dodatkowo, może zawierać notatkę z uwagami. System zapamiętuje datę i godzinę zlecenia oraz przypisuje mu numer ID. Wszystko przechowuję w bazie danych. System pozwala na proste wyszukiwanie danego zlecenia po numerze ID bądź danych klienta. Filtruje wyświetlane dane w zależności od potrzeb danego użytkownika (każdy użytkownik widzi tylko potrzebne dla jego pracy informacje). System pozwala na prowadzenie statystyk dla użytkowników. Zlicza ilości zamówień oraz czas jaki był potrzebny na ich wykonanie. Informacje te są widoczne tylko dla osób zarządzających w postaci wykresów i tabel. Każdy użytkownik będzie miał ograniczony dostęp i możliwość wykonywania tylko wcześniej zdefiniowanych dla niego poleceń. Całość systemu będzie dostępna lokalnie na serwerze a użytkownicy będą uwierzytelniani swoimi loginami oraz hasłami. </text:p>
      <text:p text:style-name="P3"><text:tab/>2. Środowisko</text:p>
      <text:p text:style-name="P3"/>
      <text:p text:style-name="P6"><text:tab/>To coś z Przyrody? Jak dla mnie mini apka na windowsie, wszystko pisane w C# em aj rajt?</text:p>
      <text:p text:style-name="P3"/>
      <text:h text:style-name="Heading_20_2" text:outline-level="2">III. Użytkownicy systemu</text:h>
      <text:p text:style-name="P3"><text:tab/>1. Opis</text:p>
      <text:p text:style-name="P3"/>
      <text:p text:style-name="P6"><text:tab/>System jest dostępny tylko dla wcześniej zdefiniowanych użytkowników, którzy muszą się zalogować indywidualnym loginem oraz hasłem. Są podzieleni na kilka grup, każda z nich ma inne uprawnienia oraz zadania. </text:p>
      <text:p text:style-name="P3"><text:tab/>2. Użytkownicy</text:p>
      <text:p text:style-name="P3"><text:tab/><text:tab/>2a. Pracownik zaczynający</text:p>
      <text:p text:style-name="P3"/>
      <text:p text:style-name="P6"><text:tab/>Pracownik zaczynający może jedynie dodać nowe zamówienie. Podając dane osobowe klienta oraz jego dane kontaktowe. Uzupełnia produkty z wcześniej zdefiniowanego słownika. Podaje ich ilości. Ewentualnie umieszcza dodatkowe informacje w pozycji „notatka”. System <text:soft-page-break/>automatycznie nadaje unikalny numer ID zamówienia oraz zapamiętuje datę i godzinę jego przyjęcia. Użytkownik zaczynający widzi tylko zamówienia dodane przez niego samego od momentu ich dodania do momentu ich zakończenia przez innych użytkowników. </text:p>
      <text:p text:style-name="P3"><text:tab/>2b. Pracownik wykonawczy</text:p>
      <text:p text:style-name="P3"/>
      <text:p text:style-name="P6"><text:tab/>Pracownik wykonawczy widzi tylko zamówienia które zostały przypisane do jego konta przez menagera. Widzi ich numer ID, dane klienta, zawartość oraz ilość zamówienia. Datę kiedy zamówienie zostało przyjęte oraz czas kiedy musi zostać zakończone. Użytkownik wykonawczy może tylko zmienić status nie zaczętych zamówień na „w trakcie pracy”, bądź w przypadku już zaczętych procesów na „zakończone”. Po zakończeniu zamówienie znika z listy danego użytkownika. </text:p>
      <text:p text:style-name="P3"><text:tab/>2c. Manager</text:p>
      <text:p text:style-name="P3"/>
      <text:p text:style-name="P6"><text:tab/>Menadżer może filtrować wyświetlane dane, ma dostęp do wszystkich zamówień. Zamówieniom które zostały utworzone przypisuje odpowiedzialnych za nich użytkowników. Jest w stanie sprawdzić ilości zamówień dodanych bądź ukończonych danych użytkowników. Ma dostęp do dokładnych statystyk zamówień oraz indywidualnych statystyk każdego użytkownika. </text:p>
      <text:p text:style-name="P3"><text:tab/>2d. Administrator</text:p>
      <text:p text:style-name="P3"/>
      <text:p text:style-name="P6"><text:tab/>Administrator uzupełnia słownik bazy danych, nazwy produktów oraz ich dostępność. Zarządza kontami użytkowników. Jest wsparciem techniczny systemu. </text:p>
      <text:p text:style-name="P3"/>
      <text:p text:style-name="P3">IV. Użyte technologi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2:00:20.486000000</meta:creation-date>
    <dc:date>2015-10-16T18:39:29.09</dc:date>
    <meta:editing-duration>PT7M46S</meta:editing-duration>
    <meta:editing-cycles>4</meta:editing-cycles>
    <meta:generator>OpenOffice/4.1.1$Win32 OpenOffice.org_project/411m6$Build-9775</meta:generator>
    <meta:document-statistic meta:table-count="0" meta:image-count="0" meta:object-count="0" meta:page-count="4" meta:paragraph-count="23" meta:word-count="444" meta:character-count="3309"/>
  </office:meta>
</office:document-meta>
</file>